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4b6d" officeooo:paragraph-rsid="002054cc"/>
    </style:style>
    <style:style style:name="P2" style:family="paragraph" style:parent-style-name="Text_20_body">
      <style:text-properties officeooo:rsid="0019a8e0" officeooo:paragraph-rsid="0019a8e0"/>
    </style:style>
    <style:style style:name="P3" style:family="paragraph" style:parent-style-name="Text_20_body">
      <style:text-properties officeooo:paragraph-rsid="001cf42c"/>
    </style:style>
    <style:style style:name="P4" style:family="paragraph" style:parent-style-name="Text_20_body">
      <style:text-properties officeooo:rsid="002054cc" officeooo:paragraph-rsid="002054cc"/>
    </style:style>
    <style:style style:name="P5" style:family="paragraph" style:parent-style-name="Text_20_body">
      <style:text-properties officeooo:rsid="00222954" officeooo:paragraph-rsid="00222954"/>
    </style:style>
    <style:style style:name="P6" style:family="paragraph" style:parent-style-name="Text_20_body">
      <style:text-properties officeooo:rsid="00222954" officeooo:paragraph-rsid="0023229e"/>
    </style:style>
    <style:style style:name="P7" style:family="paragraph" style:parent-style-name="Text_20_body">
      <style:text-properties officeooo:rsid="0023229e" officeooo:paragraph-rsid="0023229e"/>
    </style:style>
    <style:style style:name="P8" style:family="paragraph" style:parent-style-name="Text_20_body">
      <style:text-properties officeooo:paragraph-rsid="00244e2c"/>
    </style:style>
    <style:style style:name="P9" style:family="paragraph" style:parent-style-name="Text_20_body">
      <style:text-properties officeooo:rsid="0025973a" officeooo:paragraph-rsid="0025973a"/>
    </style:style>
    <style:style style:name="P10" style:family="paragraph" style:parent-style-name="Text_20_body">
      <style:paragraph-properties fo:break-before="page"/>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weight="bold" officeooo:rsid="001cf42c" officeooo:paragraph-rsid="001cf42c" style:font-weight-asian="bold" style:font-weight-complex="bold"/>
    </style:style>
    <style:style style:name="P13" style:family="paragraph" style:parent-style-name="Table_20_Contents">
      <style:text-properties fo:font-weight="bold" officeooo:rsid="001b3fdb" officeooo:paragraph-rsid="001b3fdb" style:font-weight-asian="bold" style:font-weight-complex="bold"/>
    </style:style>
    <style:style style:name="P14" style:family="paragraph" style:parent-style-name="Table_20_Contents">
      <style:text-properties fo:font-weight="bold" officeooo:rsid="001dee9d" officeooo:paragraph-rsid="001dee9d" style:font-weight-asian="bold" style:font-weight-complex="bold"/>
    </style:style>
    <style:style style:name="P15"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16" style:family="paragraph" style:parent-style-name="Table_20_Contents">
      <style:paragraph-properties fo:text-align="end" style:justify-single-word="false"/>
      <style:text-properties officeooo:rsid="001f68cf" officeooo:paragraph-rsid="001f68cf"/>
    </style:style>
    <style:style style:name="P17" style:family="paragraph" style:parent-style-name="Heading_20_3">
      <style:text-properties officeooo:rsid="002054cc" officeooo:paragraph-rsid="002054cc"/>
    </style:style>
    <style:style style:name="P18" style:family="paragraph" style:parent-style-name="Heading_20_3">
      <style:text-properties officeooo:paragraph-rsid="00244e2c"/>
    </style:style>
    <style:style style:name="P19" style:family="paragraph" style:parent-style-name="Heading_20_4">
      <style:text-properties officeooo:rsid="00184b6d" officeooo:paragraph-rsid="00184b6d"/>
    </style:style>
    <style:style style:name="P20" style:family="paragraph" style:parent-style-name="Heading_20_4">
      <style:text-properties officeooo:rsid="00184b6d" officeooo:paragraph-rsid="002054cc"/>
    </style:style>
    <style:style style:name="P21" style:family="paragraph" style:parent-style-name="Heading_20_4">
      <style:text-properties officeooo:rsid="00184b6d" officeooo:paragraph-rsid="00222954"/>
    </style:style>
    <style:style style:name="P22" style:family="paragraph" style:parent-style-name="Heading_20_4">
      <style:text-properties officeooo:rsid="00184b6d" officeooo:paragraph-rsid="00244e2c"/>
    </style:style>
    <style:style style:name="P23" style:family="paragraph" style:parent-style-name="Heading_20_4">
      <style:text-properties officeooo:rsid="00244e2c" officeooo:paragraph-rsid="00244e2c"/>
    </style:style>
    <style:style style:name="P24" style:family="paragraph" style:parent-style-name="Heading_20_4">
      <style:text-properties officeooo:paragraph-rsid="0025973a"/>
    </style:style>
    <style:style style:name="P25" style:family="paragraph" style:parent-style-name="Table_20_Heading">
      <style:text-properties officeooo:rsid="001b3fdb" officeooo:paragraph-rsid="001b3fdb"/>
    </style:style>
    <style:style style:name="P26"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22954" style:font-style-asian="normal" style:font-style-complex="normal"/>
    </style:style>
    <style:style style:name="T5" style:family="text">
      <style:text-properties fo:font-style="normal" officeooo:rsid="0023229e" style:font-style-asian="normal" style:font-style-complex="normal"/>
    </style:style>
    <style:style style:name="T6" style:family="text">
      <style:text-properties fo:font-style="normal" officeooo:rsid="00244e2c" style:font-style-asian="normal" style:font-style-complex="normal"/>
    </style:style>
    <style:style style:name="T7" style:family="text">
      <style:text-properties fo:font-style="normal" officeooo:rsid="0025973a" style:font-style-asian="normal" style:font-style-complex="normal"/>
    </style:style>
    <style:style style:name="T8" style:family="text">
      <style:text-properties fo:font-style="normal" style:text-underline-style="solid" style:text-underline-type="double" style:text-underline-width="auto" style:text-underline-color="font-color" style:font-style-asian="normal" style:font-style-complex="normal"/>
    </style:style>
    <style:style style:name="T9" style:family="text">
      <style:text-properties officeooo:rsid="001cf42c"/>
    </style:style>
    <style:style style:name="T10" style:family="text">
      <style:text-properties officeooo:rsid="002054cc"/>
    </style:style>
    <style:style style:name="T11" style:family="text">
      <style:text-properties officeooo:rsid="00222954"/>
    </style:style>
    <style:style style:name="T12" style:family="text">
      <style:text-properties officeooo:rsid="00244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Methods</text:h>
      <text:h text:style-name="P23" text:outline-level="4">Data generation and insertion</text:h>
      <text:p text:style-name="P8"/>
      <text:h text:style-name="P20" text:outline-level="4">Query 1</text:h>
      <text:p text:style-name="P5">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20" text:outline-level="4">Query 2</text:h>
      <text:p text:style-name="P4">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1">d</text:span> joining <text:span text:style-name="T11">a given </text:span><text:span text:style-name="T4">movie to each of its genres, discarding any rows not specific to the “action” or “adventure” genres, then retaining only movies with at least two distinct rows, which corresponded to the two desired genres.</text:span></text:p>
      <text:h text:style-name="P20" text:outline-level="4">Query 3</text:h>
      <text:p text:style-name="P4">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20" text:outline-level="4">Query 4</text:h>
      <text:p text:style-name="P4">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20" text:outline-level="4">Query 5</text:h>
      <text:p text:style-name="P1">Query 5 tested the aggregation capabilities of the three database systems by determining which movies had at least half of their reviewers from Canada, <text:span text:style-name="T10">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text:soft-page-break/>reviews; in PostgreSQL-relational, this necessitated a three-way join between the <text:span text:style-name="T1">movies </text:span><text:span text:style-name="T3">table and two instances of the </text:span><text:span text:style-name="T1">reviews </text:span><text:span text:style-name="T3">table, with one corresponding to Canadian reviews, and one to all reviews.</text:span></text:p>
      <text:h text:style-name="P21" text:outline-level="4"><text:span text:style-name="T3">Query </text:span><text:span text:style-name="T4">6</text:span></text:h>
      <text:p text:style-name="P6"><text:span text:style-name="T3">Query 6 was the most complex query, finding all pairs of movies released at least five years apart that shared at least one actor.</text:span><text:span text:style-name="T5">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6"><text:span text:style-name="T3">In PGSR and PGSJ, this was done by first generating all pairs of movies released at least five years apart, </text:span><text:span text:style-name="T7">which required the string-based date column to be converted to a date type to permit date arithmetic</text:span><text:span text:style-name="T3">. Note that for any two movies </text:span><text:span text:style-name="T1">m_1 </text:span><text:span text:style-name="T3">and </text:span><text:span text:style-name="T1">m_2</text:span><text:span text:style-name="T3">, duplicate results were avoided by generating only the pair </text:span><text:span text:style-name="T1">(m_1, m_2)</text:span><text:span text:style-name="T3">, not </text:span><text:span text:style-name="T1">(m_2, m_1).</text:span><text:span text:style-name="T3"> Subsequently, a correlated subquery was issued for each movie pair <text:s/>to find the intersection of actor sets between them. </text:span><text:span text:style-name="T5">Only movies whose actor-insersection set possessed at least one member were returned.</text:span></text:p>
      <text:p text:style-name="P5"><text:span text:style-name="T3">In MGDB, this query was more challenging to perform. </text:span><text:span text:style-name="T5">First, for a given movie </text:span><text:span text:style-name="T2">m_1</text:span><text:span text:style-name="T5">, all movies released at least five years earlier were selected. Suppose we designate one such movie as </text:span><text:span text:style-name="T2">m_2</text:span><text:span text:style-name="T5">. Then, all pairs of actors were examined, such that the first actor came from </text:span><text:span text:style-name="T2">m_1</text:span><text:span text:style-name="T5">, and the second from </text:span><text:span text:style-name="T2">m_2</text:span><text:span text:style-name="T5">.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5"> or </text:span><text:span text:style-name="T2">reduce</text:span><text:span text:style-name="T5"> calls.</text:span></text:p>
      <text:p text:style-name="P7"><text:span text:style-name="T5">T</text:span><text:span text:style-name="T3">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18" text:outline-level="3"><text:soft-page-break/>Results <text:span text:style-name="T12">and Discussion</text:span></text:h>
      <text:h text:style-name="P24" text:outline-level="4">Summation</text:h>
      <text:h text:style-name="P23" text:outline-level="4">Insertion</text:h>
      <text:h text:style-name="P19" text:outline-level="4">Query 1</text:h>
      <text:h text:style-name="P19" text:outline-level="4">Query 2</text:h>
      <text:h text:style-name="P19" text:outline-level="4">Query 3</text:h>
      <text:h text:style-name="P19" text:outline-level="4">Query 4</text:h>
      <text:h text:style-name="P19" text:outline-level="4">Query 5</text:h>
      <text:p text:style-name="P2"><text:span text:style-name="T3">This query was, like Query 3 </text:span><text:span text:style-name="T7">and Query 5</text:span><text:span text:style-name="T3">, among the slowest to execute (Fig. 5). MongoDB demonstrated a significant performance advantage over the two PostgreSQL systems, requiring only 5.1 s to complete the task relative to the 38 s of PostgreSQL-JSON and </text:span><text:span text:style-name="T8">48</text:span><text:span text:style-name="T3"> s of PostgreSQL-relational (Table 1). Conceptually, MongoDB's approach was similar to the PostgreSQL systems'--while a movie with twenty reviews, half of which were Canadian, would generate 1*20*(20/2) = 200 rows over which aggregation occurred in the Postgres systems, the MongoDB query's use of the aggregation framework's </text:span><text:span text:style-name="T1">unwind</text:span><text:span text:style-name="T3"> operator generated a similar multitude of documents.</text:span></text:p>
      <text:h text:style-name="P22" text:outline-level="4"><text:span text:style-name="T3">Query </text:span><text:span text:style-name="T6">6</text:span></text:h>
      <text:p text:style-name="P9"><text:span text:style-name="T3">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3"> function used to generate the actor arrays entered in the intersection operations.</text:span></text:p>
      <text:h text:style-name="Heading_20_4" text:outline-level="4"/>
      <text:p text:style-name="Text_20_body"/>
      <text:p text:style-name="P1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25"/>
            </table:table-cell>
            <table:table-cell table:style-name="Table1.A1" office:value-type="string">
              <text:p text:style-name="P26">Fastest</text:p>
            </table:table-cell>
            <table:table-cell table:style-name="Table1.A1" office:value-type="string">
              <text:p text:style-name="P26">Second-fastest</text:p>
            </table:table-cell>
            <table:table-cell table:style-name="Table1.A1" office:value-type="string">
              <text:p text:style-name="P26">Third-fastest</text:p>
            </table:table-cell>
            <table:table-cell table:style-name="Table1.A1" office:value-type="string">
              <text:p text:style-name="P26">Fastest to 2nd-fastest mag. diff.</text:p>
            </table:table-cell>
            <table:table-cell table:style-name="Table1.F1" office:value-type="string">
              <text:p text:style-name="P26">2nd-fastest to 3rd-fastest mag. diff.</text:p>
            </table:table-cell>
          </table:table-row>
        </table:table-header-rows>
        <table:table-row>
          <table:table-cell table:style-name="Table1.A2" office:value-type="string">
            <text:p text:style-name="P13">Insert</text:p>
          </table:table-cell>
          <table:table-cell table:style-name="Table1.A2" office:value-type="string">
            <text:p text:style-name="P11">MGDB (55.5 s)</text:p>
          </table:table-cell>
          <table:table-cell table:style-name="Table1.A2" office:value-type="string">
            <text:p text:style-name="P11">PGSR (354 s)</text:p>
          </table:table-cell>
          <table:table-cell table:style-name="Table1.A2" office:value-type="string">
            <text:p text:style-name="P11">PGSJ (405 s)</text:p>
          </table:table-cell>
          <table:table-cell table:style-name="Table1.A2" office:value-type="string">
            <text:p text:style-name="P11">6.38x</text:p>
          </table:table-cell>
          <table:table-cell table:style-name="Table1.F2" office:value-type="string">
            <text:p text:style-name="P11">1.14x</text:p>
          </table:table-cell>
        </table:table-row>
        <table:table-row>
          <table:table-cell table:style-name="Table1.A2" office:value-type="string">
            <text:p text:style-name="P12">Q1</text:p>
          </table:table-cell>
          <table:table-cell table:style-name="Table1.A2" office:value-type="string">
            <text:p text:style-name="P11">PGSR (0.00219 s)</text:p>
          </table:table-cell>
          <table:table-cell table:style-name="Table1.A2" office:value-type="string">
            <text:p text:style-name="P11">MGDB (0.147 s)</text:p>
          </table:table-cell>
          <table:table-cell table:style-name="Table1.A2" office:value-type="string">
            <text:p text:style-name="P11">PGSJ (2.32 s)</text:p>
          </table:table-cell>
          <table:table-cell table:style-name="Table1.A2" office:value-type="string">
            <text:p text:style-name="P11">67.4x</text:p>
          </table:table-cell>
          <table:table-cell table:style-name="Table1.F2" office:value-type="string">
            <text:p text:style-name="P11">15.8x</text:p>
          </table:table-cell>
        </table:table-row>
        <table:table-row>
          <table:table-cell table:style-name="Table1.A2" office:value-type="string">
            <text:p text:style-name="P12">Q2</text:p>
          </table:table-cell>
          <table:table-cell table:style-name="Table1.A2" office:value-type="string">
            <text:p text:style-name="P11">PGSR (0.0944 s)</text:p>
          </table:table-cell>
          <table:table-cell table:style-name="Table1.A2" office:value-type="string">
            <text:p text:style-name="P11">MGDB (0.126 s)</text:p>
          </table:table-cell>
          <table:table-cell table:style-name="Table1.A2" office:value-type="string">
            <text:p text:style-name="P11">PGSJ (2.4<text:span text:style-name="T9">0</text:span> s)</text:p>
          </table:table-cell>
          <table:table-cell table:style-name="Table1.A2" office:value-type="string">
            <text:p text:style-name="P11">1.33x</text:p>
          </table:table-cell>
          <table:table-cell table:style-name="Table1.F2" office:value-type="string">
            <text:p text:style-name="P11">19.1x</text:p>
          </table:table-cell>
        </table:table-row>
        <table:table-row>
          <table:table-cell table:style-name="Table1.A2" office:value-type="string">
            <text:p text:style-name="P12">Q3</text:p>
          </table:table-cell>
          <table:table-cell table:style-name="Table1.A2" office:value-type="string">
            <text:p text:style-name="P11">MGDB (3.26 s)</text:p>
          </table:table-cell>
          <table:table-cell table:style-name="Table1.A2" office:value-type="string">
            <text:p text:style-name="P11">PGSR (10.2 s)</text:p>
          </table:table-cell>
          <table:table-cell table:style-name="Table1.A2" office:value-type="string">
            <text:p text:style-name="P11">PGSJ (92.8 s)</text:p>
          </table:table-cell>
          <table:table-cell table:style-name="Table1.A2" office:value-type="string">
            <text:p text:style-name="P11">3.11x</text:p>
          </table:table-cell>
          <table:table-cell table:style-name="Table1.F2" office:value-type="string">
            <text:p text:style-name="P11">9.14x</text:p>
          </table:table-cell>
        </table:table-row>
        <table:table-row>
          <table:table-cell table:style-name="Table1.A2" office:value-type="string">
            <text:p text:style-name="P12">Q4</text:p>
          </table:table-cell>
          <table:table-cell table:style-name="Table1.A2" office:value-type="string">
            <text:p text:style-name="P11">PGSR (0.0687 s)</text:p>
          </table:table-cell>
          <table:table-cell table:style-name="Table1.A2" office:value-type="string">
            <text:p text:style-name="P11">MGDB (2.41 s)</text:p>
          </table:table-cell>
          <table:table-cell table:style-name="Table1.A2" office:value-type="string">
            <text:p text:style-name="P11">PGSJ (4.43 s)</text:p>
          </table:table-cell>
          <table:table-cell table:style-name="Table1.A2" office:value-type="string">
            <text:p text:style-name="P11">35.1x</text:p>
          </table:table-cell>
          <table:table-cell table:style-name="Table1.F2" office:value-type="string">
            <text:p text:style-name="P11">1.84x</text:p>
          </table:table-cell>
        </table:table-row>
        <table:table-row>
          <table:table-cell table:style-name="Table1.A2" office:value-type="string">
            <text:p text:style-name="P12">Q5</text:p>
          </table:table-cell>
          <table:table-cell table:style-name="Table1.A2" office:value-type="string">
            <text:p text:style-name="P11">MGDB (3.93 s)</text:p>
          </table:table-cell>
          <table:table-cell table:style-name="Table1.A2" office:value-type="string">
            <text:p text:style-name="P11">PGSJ (54.2 s)</text:p>
          </table:table-cell>
          <table:table-cell table:style-name="Table1.A2" office:value-type="string">
            <text:p text:style-name="P11">PGSR (89.<text:span text:style-name="T9">0</text:span> s)</text:p>
          </table:table-cell>
          <table:table-cell table:style-name="Table1.A2" office:value-type="string">
            <text:p text:style-name="P11">13.8x</text:p>
          </table:table-cell>
          <table:table-cell table:style-name="Table1.F2" office:value-type="string">
            <text:p text:style-name="P11">1.64x</text:p>
          </table:table-cell>
        </table:table-row>
        <table:table-row>
          <table:table-cell table:style-name="Table1.A2" office:value-type="string">
            <text:p text:style-name="P12">Q6</text:p>
          </table:table-cell>
          <table:table-cell table:style-name="Table1.A2" office:value-type="string">
            <text:p text:style-name="P11">PGSR (9.25 s)</text:p>
          </table:table-cell>
          <table:table-cell table:style-name="Table1.A2" office:value-type="string">
            <text:p text:style-name="P11">PGSJ (73.7 s)</text:p>
          </table:table-cell>
          <table:table-cell table:style-name="Table1.A2" office:value-type="string">
            <text:p text:style-name="P11">MGDB (99.9 s)</text:p>
          </table:table-cell>
          <table:table-cell table:style-name="Table1.A2" office:value-type="string">
            <text:p text:style-name="P11">7.97x</text:p>
          </table:table-cell>
          <table:table-cell table:style-name="Table1.F2" office:value-type="string">
            <text:p text:style-name="P11">1.36x</text:p>
          </table:table-cell>
        </table:table-row>
        <table:table-row>
          <table:table-cell table:style-name="Table1.A2" office:value-type="string">
            <text:p text:style-name="P14">Total</text:p>
          </table:table-cell>
          <table:table-cell table:style-name="Table1.A2" office:value-type="string">
            <text:p text:style-name="P15"><text:s/>MGDB (165 s)</text:p>
          </table:table-cell>
          <table:table-cell table:style-name="Table1.A2" office:value-type="string">
            <text:p text:style-name="P15">PGSR (463 s)</text:p>
          </table:table-cell>
          <table:table-cell table:style-name="Table1.A2" office:value-type="string">
            <text:p text:style-name="P15">PGSJ (635 s)</text:p>
          </table:table-cell>
          <table:table-cell table:style-name="Table1.A2" office:value-type="string">
            <text:p text:style-name="P16">2.81x</text:p>
          </table:table-cell>
          <table:table-cell table:style-name="Table1.F2" office:value-type="string">
            <text:p text:style-name="P16">1.37x</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1:28:23.393684803</dc:date>
    <meta:editing-duration>P1DT16H27M53S</meta:editing-duration>
    <meta:editing-cycles>5</meta:editing-cycles>
    <meta:generator>LibreOffice/4.2.8.2$Linux_X86_64 LibreOffice_project/420m0$Build-2</meta:generator>
    <meta:document-statistic meta:table-count="1" meta:image-count="0" meta:object-count="0" meta:page-count="4" meta:paragraph-count="81" meta:word-count="1170" meta:character-count="7113" meta:non-whitespace-character-count="6024"/>
  </office:meta>
</office:document-meta>
</file>